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2" style:family="paragraph" style:parent-style-name="Footnote">
      <style:text-properties style:font-name="Liberation Sans" officeooo:rsid="043ccc66" officeooo:paragraph-rsid="0e849f1d"/>
    </style:style>
    <style:style style:name="P13" style:family="paragraph" style:parent-style-name="Footnote">
      <style:text-properties style:font-name="Liberation Sans" officeooo:paragraph-rsid="10491e89"/>
    </style:style>
    <style:style style:name="P14" style:family="paragraph" style:parent-style-name="Footnote">
      <style:text-properties style:font-name="Liberation Sans" officeooo:paragraph-rsid="10ad91e9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e8aa5aa"/>
    </style:style>
    <style:style style:name="P37" style:family="paragraph" style:parent-style-name="Standard">
      <style:text-properties officeooo:rsid="0e8aa5aa" officeooo:paragraph-rsid="0e8aa5aa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1" style:family="paragraph" style:parent-style-name="Footnote">
      <style:text-properties officeooo:rsid="043ccc66" officeooo:paragraph-rsid="0e849f1d"/>
    </style:style>
    <style:style style:name="P42" style:family="paragraph" style:parent-style-name="Standard">
      <style:paragraph-properties fo:text-align="center" style:justify-single-word="false"/>
      <style:text-properties officeooo:paragraph-rsid="0cc50ec9"/>
    </style:style>
    <style:style style:name="P43" style:family="paragraph" style:parent-style-name="Standard">
      <style:paragraph-properties fo:text-align="center" style:justify-single-word="false"/>
      <style:text-properties officeooo:paragraph-rsid="0c8b5238"/>
    </style:style>
    <style:style style:name="P44" style:family="paragraph" style:parent-style-name="Standard">
      <style:paragraph-properties fo:text-align="center" style:justify-single-word="false"/>
      <style:text-properties officeooo:paragraph-rsid="0d1ec96e"/>
    </style:style>
    <style:style style:name="P45" style:family="paragraph" style:parent-style-name="Standard">
      <style:paragraph-properties fo:text-align="center" style:justify-single-word="false"/>
      <style:text-properties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text-align="center" style:justify-single-word="false"/>
      <style:text-properties officeooo:paragraph-rsid="0fd58c4e"/>
    </style:style>
    <style:style style:name="P48" style:family="paragraph" style:parent-style-name="Standard">
      <style:paragraph-properties fo:text-align="center" style:justify-single-word="false"/>
      <style:text-properties officeooo:paragraph-rsid="0cc5fe5b"/>
    </style:style>
    <style:style style:name="P49" style:family="paragraph" style:parent-style-name="Standard">
      <style:paragraph-properties fo:text-align="center" style:justify-single-word="false"/>
      <style:text-properties officeooo:paragraph-rsid="0e38fc62"/>
    </style:style>
    <style:style style:name="P50" style:family="paragraph" style:parent-style-name="Standard">
      <style:paragraph-properties fo:text-align="center" style:justify-single-word="false"/>
      <style:text-properties officeooo:paragraph-rsid="0e82f1b0"/>
    </style:style>
    <style:style style:name="P51" style:family="paragraph" style:parent-style-name="Standard">
      <style:paragraph-properties fo:text-align="center" style:justify-single-word="false"/>
      <style:text-properties officeooo:paragraph-rsid="10b8151a"/>
    </style:style>
    <style:style style:name="P52" style:family="paragraph" style:parent-style-name="Standard">
      <style:text-properties officeooo:paragraph-rsid="0fad1a3f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text-properties officeooo:paragraph-rsid="10245b8e"/>
    </style:style>
    <style:style style:name="P55" style:family="paragraph" style:parent-style-name="Standard">
      <style:text-properties officeooo:rsid="101e3872" officeooo:paragraph-rsid="10505b46"/>
    </style:style>
    <style:style style:name="P56" style:family="paragraph" style:parent-style-name="Standard">
      <style:text-properties officeooo:paragraph-rsid="1057599b"/>
    </style:style>
    <style:style style:name="P57" style:family="paragraph" style:parent-style-name="Standard">
      <style:text-properties officeooo:paragraph-rsid="10b975fb"/>
    </style:style>
    <style:style style:name="P58" style:family="paragraph" style:parent-style-name="Standard">
      <style:text-properties officeooo:paragraph-rsid="10ba098e"/>
    </style:style>
    <style:style style:name="P59" style:family="paragraph" style:parent-style-name="Standard">
      <style:text-properties officeooo:paragraph-rsid="10be1a4c"/>
    </style:style>
    <style:style style:name="P60" style:family="paragraph" style:parent-style-name="Standard">
      <style:text-properties officeooo:paragraph-rsid="10c8c30e"/>
    </style:style>
    <style:style style:name="P61" style:family="paragraph" style:parent-style-name="Standard">
      <style:text-properties officeooo:rsid="104324ed" officeooo:paragraph-rsid="10ca7d50"/>
    </style:style>
    <style:style style:name="P62" style:family="paragraph" style:parent-style-name="Standard">
      <style:text-properties officeooo:paragraph-rsid="10ca7d50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text-properties officeooo:paragraph-rsid="10ce1de8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10d3b620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71" style:family="paragraph" style:parent-style-name="Footnote">
      <style:text-properties officeooo:paragraph-rsid="10e6732c"/>
    </style:style>
    <style:style style:name="P72" style:family="paragraph" style:parent-style-name="Standard">
      <style:text-properties officeooo:paragraph-rsid="10eaf340"/>
    </style:style>
    <style:style style:name="P73" style:family="paragraph" style:parent-style-name="Footnote">
      <style:text-properties officeooo:paragraph-rsid="10f3232c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style:text-properties officeooo:paragraph-rsid="1044b2e0"/>
    </style:style>
    <style:style style:name="P7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officeooo:rsid="02f99a6c"/>
    </style:style>
    <style:style style:name="T8" style:family="text">
      <style:text-properties style:font-name="Liberation Sans" fo:font-size="12pt"/>
    </style:style>
    <style:style style:name="T9" style:family="text">
      <style:text-properties style:font-name="Liberation Sans" fo:font-size="12pt" style:font-size-asian="12pt" style:font-size-complex="12pt"/>
    </style:style>
    <style:style style:name="T10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style:text-underline-style="none" style:font-size-asian="12pt" style:font-size-complex="12pt"/>
    </style:style>
    <style:style style:name="T17" style:family="text">
      <style:text-properties style:font-name="Liberation Sans" fo:font-size="12pt" style:text-underline-style="none" officeooo:rsid="108e61e7" style:font-size-asian="12pt" style:font-size-complex="12pt"/>
    </style:style>
    <style:style style:name="T18" style:family="text">
      <style:text-properties style:font-name="Liberation Sans" fo:font-size="12pt" style:text-underline-style="none" officeooo:rsid="10d7b928" style:font-size-asian="12pt" style:font-size-complex="12pt"/>
    </style:style>
    <style:style style:name="T1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style:font-size-asian="12pt" style:font-size-complex="12pt"/>
    </style:style>
    <style:style style:name="T16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2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4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6" style:family="text">
      <style:text-properties officeooo:rsid="04473353"/>
    </style:style>
    <style:style style:name="T18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88" style:family="text">
      <style:text-properties fo:font-size="10pt" officeooo:rsid="04473353" style:font-size-asian="10pt" style:font-size-complex="10pt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f4f8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officeooo:rsid="0aace3cd"/>
    </style:style>
    <style:style style:name="T192" style:family="text">
      <style:text-properties officeooo:rsid="0f95a7a0"/>
    </style:style>
    <style:style style:name="T193" style:family="text">
      <style:text-properties officeooo:rsid="0f8f58bd"/>
    </style:style>
    <style:style style:name="T194" style:family="text">
      <style:text-properties style:font-name="Ubuntu1" fo:font-size="10pt" officeooo:rsid="04473353" style:font-size-asian="10pt" style:font-size-complex="10pt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c2fb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font-name="Roboto" fo:letter-spacing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officeooo:rsid="10d7b92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76"><text:span text:style-name="T135">C</text:span><text:span text:style-name="T134">hecklist voor </text:span><text:span text:style-name="T136">de installatie</text:span><text:span text:style-name="T134"> van </text:span><text:span text:style-name="T134"><text:user-field-get text:name="Distro">Debian</text:user-field-get></text:span><text:span text:style-name="T137"><text:s/></text:span><text:span text:style-name="T140">Server</text:span><text:span text:style-name="T164">.</text:span></text:p>
      <text:p text:style-name="P27"/>
      <text:p text:style-name="P28"/>
      <text:p text:style-name="P68">Vul het tekstvak achter &lt;...&gt; in</text:p>
      <text:p text:style-name="P19"><text:span text:style-name="T2">&lt;</text:span><text:span text:style-name="T183">g</text:span><text:span text:style-name="T15">ebruiker</text:span><text:span text:style-name="T2">&gt;</text:span><text:span text:style-name="T174"><text:tab/><text:tab/></text:span><text:span text:style-name="T185"> <text:tab/><text:tab/></text:span><text:span text:style-name="T175"><draw:control text:anchor-type="as-char" svg:y="-0.4cm" draw:z-index="11" draw:name="Gebruiker 3" draw:style-name="gr2" draw:text-style-name="P84" svg:width="6.002cm" svg:height="0.5cm" draw:control="control10"><svg:title>Gebruiker</svg:title><svg:desc>Volledige naam, bijv. Jan Stek</svg:desc></draw:control></text:span><text:span text:style-name="T175"><text:tab/></text:span><text:span text:style-name="T176">b</text:span><text:span text:style-name="T214">ijv.</text:span><text:span text:style-name="T177"> </text:span><text:span text:style-name="T179">Karel Zimmer</text:span></text:p>
      <text:p text:style-name="P67"><text:span text:style-name="T181">&lt;g</text:span><text:span text:style-name="T16">ebruikersnaam&gt;<text:tab/></text:span><text:span text:style-name="T180"><draw:control text:anchor-type="as-char" svg:y="-0.4cm" draw:z-index="12" draw:name="Gberuikersnaam 3" draw:style-name="gr2" draw:text-style-name="P84" svg:width="6.002cm" svg:height="0.5cm" draw:control="control11"><svg:title>Gebruikersnaam</svg:title><svg:desc>Korte naam, bijv. jan</svg:desc></draw:control></text:span><text:span text:style-name="T180"><text:tab/></text:span><text:span text:style-name="T182">b</text:span><text:span text:style-name="T217">ijv.</text:span><text:span text:style-name="T11"> </text:span><text:span text:style-name="T148">karel</text:span></text:p>
      <text:p text:style-name="P17"><text:span text:style-name="T17">&lt;comput</text:span><text:span text:style-name="T16">ernaam</text:span><text:span text:style-name="T184">&gt;<text:tab/><text:tab/></text:span><text:span text:style-name="T16"><draw:control text:anchor-type="as-char" svg:y="-0.4cm" draw:z-index="13" draw:name="Computernaam 2" draw:style-name="gr2" draw:text-style-name="P84" svg:width="6.002cm" svg:height="0.5cm" draw:control="control12"><svg:title>Computernaam</svg:title><svg:desc>Unieke naam van de computer</svg:desc></draw:control></text:span><text:span text:style-name="T16"><text:tab/></text:span><text:span text:style-name="T18">b</text:span><text:span text:style-name="T216">ijv.</text:span><text:span text:style-name="T168"> </text:span><text:span text:style-name="T171">sv</text:span><text:span text:style-name="T172">0</text:span><text:span text:style-name="T173">1</text:span></text:p>
      <text:p text:style-name="P18"><text:span text:style-name="T166">&lt;</text:span><text:span text:style-name="T167">g</text:span><text:span text:style-name="T166">ebruiker&gt;<text:tab/></text:span><text:span text:style-name="T169"><text:tab/></text:span><text:span text:style-name="T185"> <text:tab/><text:tab/></text:span><text:span text:style-name="T175"><draw:control text:anchor-type="as-char" svg:y="-0.4cm" draw:z-index="14" draw:name="Gebruiker 4" draw:style-name="gr2" draw:text-style-name="P84" svg:width="6.002cm" svg:height="0.5cm" draw:control="control13"><svg:title>Gebruiker</svg:title><svg:desc>Volledige naam, bijv. Jan Stek</svg:desc></draw:control></text:span><text:span text:style-name="T175"><text:tab/></text:span><text:span text:style-name="T176">e</text:span><text:span text:style-name="T215">vt.</text:span><text:span text:style-name="T178"> extra gebruikers</text:span></text:p>
      <text:p text:style-name="P72"><text:span text:style-name="T166">&lt;</text:span><text:span text:style-name="T167">g</text:span><text:span text:style-name="T166">ebruikersnaam&gt;<text:tab/></text:span><text:span text:style-name="T180"><draw:control text:anchor-type="as-char" svg:y="-0.4cm" draw:z-index="15" draw:name="Gberuikersnaam 4" draw:style-name="gr2" draw:text-style-name="P84" svg:width="6.002cm" svg:height="0.5cm" draw:control="control14"><svg:title>Gebruikersnaam</svg:title><svg:desc>Korte naam, bijv. jan</svg:desc></draw:control></text:span><text:span text:style-name="T180"><text:tab/></text:span><text:span text:style-name="T182">e</text:span><text:span text:style-name="T218">vt.</text:span><text:span text:style-name="T170"> extra gebruikers</text:span></text:p>
      <text:p text:style-name="P69"><text:span text:style-name="T219">v</text:span>ervang &lt;...&gt; in deze checklist door de waarde in het tekstvak.</text:p>
      <text:p text:style-name="P24"><text:span text:style-name="T213"/></text:p>
      <text:p text:style-name="P21"/>
      <text:p text:style-name="P16"><text:span text:style-name="Strong_20_Emphasis"><text:span text:style-name="T141">Nog niet op Linux?</text:span></text:span><text:span text:style-name="T144"><text:tab/></text:span><text:span text:style-name="T146">G</text:span><text:span text:style-name="T145">ebruik </text:span><text:span text:style-name="Strong_20_Emphasis"><text:span text:style-name="T151">Checklist </text:span></text:span><text:span text:style-name="Strong_20_Emphasis"><text:span text:style-name="T152">overzetten</text:span></text:span><text:span text:style-name="T145"> op </text:span><text:a xlink:type="simple" xlink:href="https://karelzimer.nl/nl" text:style-name="Internet_20_link" text:visited-style-name="Visited_20_Internet_20_Link"><text:span text:style-name="Internet_20_link"><text:span text:style-name="T10">karelzimmer.nl/nl</text:span></text:span></text:a><text:span text:style-name="T142">.</text:span></text:p>
      <text:p text:style-name="P16"><text:span text:style-name="T149">Nieuwe installatie?</text:span><text:span text:style-name="T142"><text:tab/></text:span><text:span text:style-name="T146">B</text:span><text:span text:style-name="T142">egin bij hoofdstuk </text:span><text:span text:style-name="T149"><text:bookmark-ref text:reference-format="page" text:ref-name="__RefNumPara__4009_1271708128">2</text:bookmark-ref></text:span><text:span text:style-name="T149"><text:s text:c="2"/></text:span><text:span text:style-name="T150"><text:bookmark-ref text:reference-format="text" text:ref-name="__RefNumPara__4009_1271708128">Installatie uitvoeren</text:bookmark-ref></text:span><text:span text:style-name="T143">.</text:span></text:p>
      <text:p text:style-name="P15"><text:span text:style-name="Strong_20_Emphasis"><text:span text:style-name="T147"/></text:span></text:p>
      <text:p text:style-name="P15"><text:span text:style-name="Strong_20_Emphasis"><text:span text:style-name="T147"/></text:span></text:p>
      <text:list text:style-name="L1">
        <text:list-item>
          <text:p text:style-name="P77"><text:bookmark-start text:name="__RefNumPara__4083_1271708128"/>Installatie voorbereide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51"><draw:control text:anchor-type="as-char" draw:z-index="2" draw:name="Vorm3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51"><draw:control text:anchor-type="as-char" draw:z-index="8" draw:name="Vorm 2" draw:style-name="gr1" draw:text-style-name="P83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4"><text:span text:style-name="T35">Aanmelden als </text:span><text:span text:style-name="T3">&lt;</text:span><text:span text:style-name="T4">gebruiker</text:span><text:span text:style-name="T3">&gt;</text:span><text:span text:style-name="T36"><text:note text:id="ftn2" text:note-class="footnote"><text:note-citation>1</text:note-citation><text:note-body><text:p text:style-name="P12"><text:span text:style-name="T122">E</text:span><text:span text:style-name="T124">v</text:span><text:span text:style-name="T125">en</text:span><text:span text:style-name="T127">t</text:span><text:span text:style-name="T128">uele </text:span><text:span text:style-name="T129">extra </text:span><text:span text:style-name="T187">gebruiker</text:span><text:span text:style-name="T123">s</text:span><text:span text:style-name="T129"> aanmelden </text:span><text:span text:style-name="T130">en dezelfde stappen uitvoeren</text:span><text:span text:style-name="T126">.</text:span></text:p></text:note-body></text:note></text:span><text:span text:style-name="T36">.</text:span></text:p>
          </table:table-cell>
        </table:table-row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><text:span text:style-name="Strong_20_Emphasis"><text:span text:style-name="T84"><draw:control text:anchor-type="as-char" draw:z-index="16" draw:name="Vorm 5" draw:style-name="gr1" draw:text-style-name="P83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35"/></text:span></text:p>
          </table:table-cell>
          <table:table-cell table:style-name="_31_._5f_Installatie_5f_voorbereiden.D3" office:value-type="string">
            <text:p text:style-name="P74"><text:span text:style-name="T9">Typ</text:span><text:span text:style-name="T46"> de </text:span><text:span text:style-name="T47">volgende </text:span><text:span text:style-name="T48">twee </text:span><text:span text:style-name="T46">opdrachten</text:span><text:span text:style-name="T37">: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3" office:value-type="string">
            <text:p text:style-name="P75"><text:span text:style-name="User_20_Entry"><text:span text:style-name="T24">wget karelzimmer.nl/</text:span></text:span><text:span text:style-name="User_20_Entry"><text:span text:style-name="T132">getkz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44"/>
          </table:table-cell>
          <table:table-cell table:style-name="_31_._5f_Installatie_5f_voorbereiden.D3" office:value-type="string">
            <text:p text:style-name="P75"><text:span text:style-name="User_20_Entry"><text:span text:style-name="T24">bash </text:span></text:span><text:span text:style-name="User_20_Entry"><text:span text:style-name="T25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6" office:value-type="string">
            <text:p text:style-name="P37"><text:span text:style-name="T9">V</text:span><text:span text:style-name="T39">olg </text:span><text:span text:style-name="T4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51"><text:span text:style-name="Strong_20_Emphasis"><text:span text:style-name="T84"><draw:control text:anchor-type="as-char" draw:z-index="17" draw:name="Vorm 7" draw:style-name="gr1" draw:text-style-name="P8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84"><draw:control text:anchor-type="as-char" draw:z-index="18" draw:name="Vorm 8" draw:style-name="gr1" draw:text-style-name="P83" svg:width="0.35cm" svg:height="0.35cm" draw:control="control17"/></text:span></text:span></text:p>
          </table:table-cell>
          <table:table-cell table:style-name="_31_._5f_Installatie_5f_voorbereiden.D8" office:value-type="string">
            <text:p text:style-name="P57"><text:span text:style-name="T85">Typ: </text:span><text:span text:style-name="User_20_Entry"><text:span text:style-name="T13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45"/>
          </table:table-cell>
          <table:table-cell table:style-name="_31_._5f_Installatie_5f_voorbereiden.D9" office:value-type="string">
            <text:p text:style-name="P56"><text:span text:style-name="T40">Kie</text:span><text:span text:style-name="T44">s</text:span><text:span text:style-name="T40"> </text:span><text:span text:style-name="Strong_20_Emphasis"><text:span text:style-name="T22">1</text:span></text:span><text:span text:style-name="T60"> Installatie voorbereiden</text:span><text:span text:style-name="T37">.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0" office:value-type="string">
            <text:p text:style-name="P38"><text:span text:style-name="T9">V</text:span><text:span text:style-name="T39">olg </text:span><text:span text:style-name="T40">de aanwijzingen op het scherm.</text:span></text:p>
          </table:table-cell>
        </table:table-row>
      </table:table>
      <text:p text:style-name="P26"/>
      <text:list text:continue-numbering="true" text:style-name="L1">
        <text:list-item>
          <text:p text:style-name="P78"><text:bookmark-start text:name="__RefNumPara__4009_1271708128"/>Installatie uitvoeren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51"><draw:control text:anchor-type="as-char" draw:z-index="3" draw:name="Vorm9" draw:style-name="gr1" draw:text-style-name="P83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59"><text:span text:style-name="T160">Start de computer op vanaf</text:span><text:span text:style-name="T160"><text:note text:id="ftn3" text:note-class="footnote"><text:note-citation>1</text:note-citation><text:note-body><text:p text:style-name="P71"><text:span text:style-name="T118">B</text:span><text:span text:style-name="T119">ootmenu/</text:span><text:span text:style-name="T118">S</text:span><text:span text:style-name="T119">etup</text:span><text:span text:style-name="T117"> via </text:span><text:span text:style-name="T115">é</text:span><text:span text:style-name="T116">é</text:span><text:span text:style-name="T118">n van de </text:span><text:span text:style-name="T120">Veelgebruikte toetsen:</text:span><text:span text:style-name="T121"> </text:span><text:span text:style-name="T133">Esc</text:span><text:span text:style-name="T121">, </text:span><text:span text:style-name="T133">Delete</text:span><text:span text:style-name="T121">, </text:span><text:span text:style-name="T133">F1</text:span><text:span text:style-name="T121">, </text:span><text:span text:style-name="T133">F2</text:span><text:span text:style-name="T121">, </text:span><text:span text:style-name="T133">F9</text:span><text:span text:style-name="T121">, </text:span><text:span text:style-name="T133">F10</text:span><text:span text:style-name="T121">, </text:span><text:span text:style-name="T133">F11</text:span><text:span text:style-name="T121">, of </text:span><text:span text:style-name="T133">F12</text:span></text:p></text:note-body></text:note></text:span><text:span text:style-name="T160"> </text:span><text:span text:style-name="T161">een </text:span><text:span text:style-name="T155"><text:user-field-get text:name="Distro">Debian</text:user-field-get></text:span><text:span text:style-name="T156"><text:s/></text:span><text:span text:style-name="T159">Server</text:span><text:span text:style-name="T157"> </text:span><text:span text:style-name="T158">Live</text:span><text:span text:style-name="T80"><text:note text:id="ftn4" text:note-class="footnote"><text:note-citation>2</text:note-citation><text:note-body><text:p text:style-name="P13"><text:span text:style-name="T186">Vanaf een </text:span><text:span text:style-name="T192">L</text:span><text:span text:style-name="T186">ive </text:span><text:span text:style-name="T193">USB</text:span><text:span text:style-name="T191">-stick</text:span><text:span text:style-name="T194"> </text:span><text:span text:style-name="T186">kunt u opstarten en </text:span><text:span text:style-name="T188">met </text:span><text:span text:style-name="T165"><text:user-field-get text:name="Distro">Debian</text:user-field-get></text:span><text:span text:style-name="T165"><text:s/></text:span><text:span text:style-name="T186">werken zonder enige bestanden op de harde schijf te wijzigen en maakt ook installatie van </text:span><text:span text:style-name="T165"><text:user-field-get text:name="Distro">Debian</text:user-field-get></text:span><text:span text:style-name="T165"><text:s/></text:span><text:span text:style-name="T186">mogelijk.</text:span></text:p></text:note-body></text:note></text:span><text:span text:style-name="T79"> </text:span><text:span text:style-name="T83">USB</text:span><text:span text:style-name="T81">-stick</text:span><text:span text:style-name="T81"><text:note text:id="ftn5" text:note-class="footnote"><text:note-citation>3</text:note-citation><text:note-body><text:p text:style-name="P73"><text:span text:style-name="T102">Maak een opstartbare USB-stick</text:span><text:span text:style-name="T97">:<text:line-break/></text:span><text:span text:style-name="T95">D</text:span><text:span text:style-name="T88">ow</text:span><text:span text:style-name="T89">nload </text:span><text:span text:style-name="T86">e</text:span><text:span text:style-name="T90">e</text:span><text:span text:style-name="T91">n</text:span><text:span text:style-name="T114"> </text:span><text:span text:style-name="Strong_20_Emphasis"><text:span text:style-name="T105">debian-live-...-amd64-standard.iso</text:span></text:span><text:span text:style-name="T96"> </text:span><text:span text:style-name="T101">image </text:span><text:span text:style-name="T92">v</text:span><text:span text:style-name="T93">anaf</text:span><text:span text:style-name="T94"> </text:span><text:a xlink:type="simple" xlink:href="https://www.debian.org/" text:style-name="Internet_20_link" text:visited-style-name="Visited_20_Internet_20_Link"><text:span text:style-name="T189">debian.org</text:span></text:a><text:span text:style-name="T94"> </text:span><text:span text:style-name="T101">en </text:span><text:span text:style-name="Strong_20_Emphasis"><text:span text:style-name="T106">Other downloads</text:span></text:span><text:span text:style-name="T99"> (onder Download) </text:span><text:span text:style-name="T101">en</text:span><text:span text:style-name="T99"> </text:span><text:span text:style-name="Strong_20_Emphasis"><text:span text:style-name="T106">Other live ISO</text:span></text:span><text:span text:style-name="T99"> (onder Try </text:span><text:span text:style-name="T99"><text:user-field-get text:name="Distro">Debian</text:user-field-get></text:span><text:span text:style-name="T99"><text:s/></text:span><text:span text:style-name="T100">live before installing).</text:span><text:span text:style-name="Strong_20_Emphasis"><text:span text:style-name="T89"><text:line-break/></text:span></text:span><text:span text:style-name="T98">De volgende stappen staan beschreven in </text:span><text:span text:style-name="Strong_20_Emphasis"><text:span text:style-name="T104">Linux informatie</text:span></text:span><text:span text:style-name="T98">, te vinden op </text:span><text:a xlink:type="simple" xlink:href="https://karelzimmer.nl/nl" text:style-name="Internet_20_link" text:visited-style-name="Visited_20_Internet_20_Link"><text:span text:style-name="T190">karelzimmer.nl/nl</text:span></text:a><text:span text:style-name="T98">.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35"/></text:span></text:p>
          </table:table-cell>
          <table:table-cell table:style-name="_32_._5f_Installatie_5f_uitvoeren.C2" office:value-type="string">
            <text:p text:style-name="P32"><text:span text:style-name="T43">Selecteer</text:span><text:span text:style-name="T55"> </text:span><text:span text:style-name="Strong_20_Emphasis"><text:span text:style-name="T19">Start inst</text:span></text:span><text:span text:style-name="Strong_20_Emphasis"><text:span text:style-name="T20">a</text:span></text:span><text:span text:style-name="Strong_20_Emphasis"><text:span text:style-name="T19">ller</text:span></text:span><text:span text:style-name="T53"> </text:span><text:span text:style-name="T57">en druk op de </text:span><text:span text:style-name="T21">Enter</text:span><text:span text:style-name="T37">-toets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70"><text:span text:style-name="Emphasis"><text:span text:style-name="T201">Volg de installatieschermen en vul deze in.</text:span></text:span><text:span text:style-name="T211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draw:control text:anchor-type="as-char" draw:z-index="7" draw:name="Vorm13_ 1" draw:style-name="gr1" draw:text-style-name="P83" svg:width="0.35cm" svg:height="0.35cm" draw:control="control6"/></text:p>
          </table:table-cell>
          <table:table-cell table:style-name="_32_._5f_Installatie_5f_uitvoeren.C6" office:value-type="string">
            <text:p text:style-name="P53"><text:span text:style-name="T26">Bi</text:span><text:span text:style-name="T33">j</text:span><text:span text:style-name="T26"> </text:span><text:span text:style-name="Strong_20_Emphasis"><text:span text:style-name="T65">Select a language</text:span></text:span><text:span text:style-name="T26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6" office:value-type="string">
            <text:p text:style-name="P60"><text:span text:style-name="T33">K</text:span><text:span text:style-name="T26">ies </text:span><text:span text:style-name="Strong_20_Emphasis"><text:span text:style-name="T68">Dutch - </text:span></text:span><text:span text:style-name="Strong_20_Emphasis"><text:span text:style-name="T69">Nederlands</text:span></text:span><text:span text:style-name="T26"> </text:span><text:span text:style-name="T34">en klik op </text:span><text:span text:style-name="Strong_20_Emphasis"><text:span text:style-name="T70">Continue</text:span></text:span><text:span text:style-name="T34">.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8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51"><draw:control text:anchor-type="as-char" draw:z-index="4" draw:name="Vorm13" draw:style-name="gr1" draw:text-style-name="P83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2"><text:span text:style-name="T52">B</text:span><text:span text:style-name="T56">ij</text:span><text:span text:style-name="T52"> </text:span><text:span text:style-name="Strong_20_Emphasis"><text:span text:style-name="T61">Het netwerk configureren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4"><text:span text:style-name="T54">V</text:span><text:span text:style-name="T52">ul in </text:span><text:span text:style-name="Strong_20_Emphasis"><text:span text:style-name="T66">C</text:span></text:span><text:span text:style-name="Strong_20_Emphasis"><text:span text:style-name="T63">omputer</text:span></text:span><text:span text:style-name="Strong_20_Emphasis"><text:span text:style-name="T66">naam</text:span></text:span><text:span text:style-name="T29"> &lt;</text:span><text:span text:style-name="T14">comp</text:span><text:span text:style-name="T13">uternaam&gt;</text:span><text:span text:style-name="T49"> </text:span><text:span text:style-name="T50">en klik op </text:span><text:span text:style-name="Strong_20_Emphasis"><text:span text:style-name="T71">Verdergaan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draw:control text:anchor-type="as-char" draw:z-index="10" draw:name="Vorm 1" draw:style-name="gr1" draw:text-style-name="P83" svg:width="0.35cm" svg:height="0.35cm" draw:control="control9"/></text:p>
          </table:table-cell>
          <table:table-cell table:style-name="_32_._5f_Installatie_5f_uitvoeren.C9" office:value-type="string">
            <text:p text:style-name="P55"><text:span text:style-name="T56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9" office:value-type="string">
            <text:p text:style-name="P61"><text:span text:style-name="T162">Stel geen </text:span><text:span text:style-name="T163">Root</text:span><text:span text:style-name="T162">-wachtwoord in</text:span><text:span text:style-name="T42"> </text:span><text:span text:style-name="T45">maar klik op </text:span><text:span text:style-name="Strong_20_Emphasis"><text:span text:style-name="T72">Verdergaan</text:span>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5"><text:span text:style-name="T54">V</text:span><text:span text:style-name="T52">ul in </text:span><text:span text:style-name="Strong_20_Emphasis"><text:span text:style-name="T62">Wat is </text:span></text:span><text:span text:style-name="Strong_20_Emphasis"><text:span text:style-name="T66">de volledige </text:span></text:span><text:span text:style-name="Strong_20_Emphasis"><text:span text:style-name="T62">naam </text:span></text:span><text:span text:style-name="Strong_20_Emphasis"><text:span text:style-name="T66">van de nieuwe gebruiker</text:span></text:span><text:span text:style-name="Strong_20_Emphasis"><text:span text:style-name="T62">?</text:span></text:span><text:span text:style-name="T27"> </text:span><text:span text:style-name="T5">&lt;</text:span><text:span text:style-name="T6">gebruiker</text:span><text:span text:style-name="T5">&gt;</text:span><text:span text:style-name="T49"> </text:span><text:span text:style-name="T50">en klik op </text:span><text:span text:style-name="Strong_20_Emphasis"><text:span text:style-name="T71">Verdergaan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4" office:value-type="string">
            <text:p text:style-name="P62"><text:span text:style-name="T54">V</text:span><text:span text:style-name="T52">ul in </text:span><text:span text:style-name="Strong_20_Emphasis"><text:span text:style-name="T62">W</text:span></text:span><text:span text:style-name="Strong_20_Emphasis"><text:span text:style-name="T67">at is de gebruikersnaam voor uw </text:span></text:span><text:span text:style-name="Strong_20_Emphasis"><text:span text:style-name="T62"><text:s/></text:span></text:span><text:span text:style-name="Strong_20_Emphasis"><text:span text:style-name="T67">account</text:span></text:span><text:span text:style-name="Strong_20_Emphasis"><text:span text:style-name="T62">?</text:span></text:span><text:span text:style-name="T28"> &lt;</text:span><text:span text:style-name="T12">gebruikers</text:span><text:span text:style-name="T13">naam&gt;</text:span><text:span text:style-name="T49"> </text:span><text:span text:style-name="T50">en klik op </text:span><text:span text:style-name="Strong_20_Emphasis"><text:span text:style-name="T71">Verdergaan</text:span>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16" office:value-type="string">
            <text:p text:style-name="P62"><text:span text:style-name="T32">Geef</text:span><text:span text:style-name="T27"> </text:span><text:span text:style-name="T30">tweemaal </text:span><text:span text:style-name="T32">een </text:span><text:span text:style-name="Strong_20_Emphasis"><text:span text:style-name="T64">wachtwoord</text:span></text:span><text:span text:style-name="T49"> </text:span><text:span text:style-name="T50">en klik op </text:span><text:span text:style-name="Strong_20_Emphasis"><text:span text:style-name="T71">Verdergaan</text:span></text:span><text:span text:style-name="T50">.</text:span></text:p>
          </table:table-cell>
        </table:table-row>
      </table:table>
      <text:p text:style-name="P34"><text:span text:style-name="Strong_20_Emphasis"><text:span text:style-name="T58"/></text:span></text:p>
      <text:list text:continue-numbering="true" text:style-name="L1">
        <text:list-item>
          <text:p text:style-name="P80"><text:span text:style-name="Strong_20_Emphasis"><text:span text:style-name="T73">Installatie </text:span></text:span><text:span text:style-name="Strong_20_Emphasis"><text:span text:style-name="T74">afronden</text:span></text:span></text:p>
        </text:list-item>
      </text:list>
      <text:p text:style-name="P35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51"><draw:control text:anchor-type="as-char" draw:z-index="5" draw:name="Vorm22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T31">Aanmelden als &lt;</text:span><text:span text:style-name="T13">gebruiker&gt;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2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><text:span text:style-name="Strong_20_Emphasis"><text:span text:style-name="T84"><draw:control text:anchor-type="as-char" draw:z-index="19" draw:name="Vorm4" draw:style-name="gr1" draw:text-style-name="P83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4"><text:span text:style-name="T9">Typ</text:span><text:span text:style-name="T46"> de </text:span><text:span text:style-name="T47">volgende </text:span><text:span text:style-name="T48">twee </text:span><text:span text:style-name="T46">opdrachten</text:span><text:span text:style-name="T37">: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3" office:value-type="string">
            <text:p text:style-name="P75"><text:span text:style-name="User_20_Entry"><text:span text:style-name="T24">wget karelzimmer.nl/</text:span></text:span><text:span text:style-name="User_20_Entry"><text:span text:style-name="T132">getkz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3" office:value-type="string">
            <text:p text:style-name="P75"><text:span text:style-name="User_20_Entry"><text:span text:style-name="T24">bash </text:span></text:span><text:span text:style-name="User_20_Entry"><text:span text:style-name="T25">getkz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6" office:value-type="string">
            <text:p text:style-name="P36"><text:span text:style-name="T38">V</text:span><text:span text:style-name="T39">olg </text:span><text:span text:style-name="T4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7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51"><text:span text:style-name="Strong_20_Emphasis"><text:span text:style-name="T84"><draw:control text:anchor-type="as-char" draw:z-index="20" draw:name="Vorm 6" draw:style-name="gr1" draw:text-style-name="P83" svg:width="0.35cm" svg:height="0.35cm" draw:control="control19"/></text:span></text:span></text:p>
          </table:table-cell>
          <table:table-cell table:style-name="_33_._5f_Installatie_5f_afronden.C8" office:value-type="string">
            <text:p text:style-name="P57"><text:span text:style-name="T85">Typ: </text:span><text:span text:style-name="User_20_Entry"><text:span text:style-name="T131">kz menu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58"><text:span text:style-name="T40">Kie</text:span><text:span text:style-name="T44">s</text:span><text:span text:style-name="T41"> </text:span><text:span text:style-name="Strong_20_Emphasis"><text:span text:style-name="T23">3</text:span></text:span><text:span text:style-name="T59"> Installatie afronden</text:span><text:span text:style-name="T37">.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10" office:value-type="string">
            <text:p text:style-name="P38"><text:span text:style-name="T9">V</text:span><text:span text:style-name="T39">olg </text:span><text:span text:style-name="T40">de aanwijzingen op het scherm.</text:span></text:p>
          </table:table-cell>
        </table:table-row>
      </table:table>
      <text:p text:style-name="P35"><text:span text:style-name="Strong_20_Emphasis"><text:span text:style-name="T31"/></text:span></text:p>
      <text:list text:continue-numbering="true" text:style-name="L1">
        <text:list-item>
          <text:p text:style-name="P79"><text:span text:style-name="Strong_20_Emphasis"><text:span text:style-name="T8">Gebruiker inrichten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><text:span text:style-name="Strong_20_Emphasis"><text:span text:style-name="T51"><draw:control text:anchor-type="as-char" draw:z-index="6" draw:name="Vorm36_0" draw:style-name="gr1" draw:text-style-name="P83" svg:width="0.35cm" svg:height="0.35cm" draw:control="control5"/></text:span></text:span></text:p>
          </table:table-cell>
          <table:table-cell table:style-name="Tabel2.A1" office:value-type="string">
            <text:p text:style-name="P49"><text:span text:style-name="Strong_20_Emphasis"><text:span text:style-name="T51"><draw:control text:anchor-type="as-char" draw:z-index="9" draw:name="Vorm36_ 1" draw:style-name="gr1" draw:text-style-name="P83" svg:width="0.35cm" svg:height="0.35cm" draw:control="control8"/></text:span></text:span></text:p>
          </table:table-cell>
          <table:table-cell table:style-name="Tabel2.D1" office:value-type="string">
            <text:p text:style-name="P29"><text:span text:style-name="T31">Aanmelden als &lt;</text:span><text:span text:style-name="T13">gebruiker&gt;</text:span><text:span text:style-name="T36"><text:note text:id="ftn6" text:note-class="footnote"><text:note-citation>1</text:note-citation><text:note-body><text:p text:style-name="P41"><text:span text:style-name="T87">E</text:span><text:span text:style-name="T107">v</text:span><text:span text:style-name="T108">en</text:span><text:span text:style-name="T110">t</text:span><text:span text:style-name="T111">uele </text:span><text:span text:style-name="T112">extra </text:span><text:span text:style-name="T187">gebruiker</text:span><text:span text:style-name="T103">s</text:span><text:span text:style-name="T112"> aanmelden </text:span><text:span text:style-name="T113">en dezelfde stappen uitvoeren</text:span><text:span text:style-name="T109">.</text:span></text:p></text:note-body></text:note></text:span><text:span text:style-name="T31">.</text:span></text:p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8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1"><text:span text:style-name="Strong_20_Emphasis"><text:span text:style-name="T84"><draw:control text:anchor-type="as-char" draw:z-index="21" draw:name="Vorm 9" draw:style-name="gr1" draw:text-style-name="P83" svg:width="0.35cm" svg:height="0.35cm" draw:control="control20"/></text:span></text:span></text:p>
          </table:table-cell>
          <table:table-cell table:style-name="Tabel2.A1" office:value-type="string">
            <text:p text:style-name="P51"><text:span text:style-name="Strong_20_Emphasis"><text:span text:style-name="T84"><draw:control text:anchor-type="as-char" draw:z-index="22" draw:name="Vorm 10" draw:style-name="gr1" draw:text-style-name="P83" svg:width="0.35cm" svg:height="0.35cm" draw:control="control21"/></text:span></text:span></text:p>
          </table:table-cell>
          <table:table-cell table:style-name="Tabel2.D3" office:value-type="string">
            <text:p text:style-name="P57"><text:span text:style-name="T85">Typ: </text:span><text:span text:style-name="User_20_Entry"><text:span text:style-name="T131">kz menu</text:span>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4" office:value-type="string">
            <text:p text:style-name="P30"><text:span text:style-name="T40">Kie</text:span><text:span text:style-name="T44">s</text:span><text:span text:style-name="T41"> </text:span><text:span text:style-name="Strong_20_Emphasis"><text:span text:style-name="T23">4</text:span></text:span><text:span text:style-name="T59"> Gebruiker inrichten</text:span><text:span text:style-name="T37">.</text:span></text:p>
          </table:table-cell>
        </table:table-row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9"/>
          </table:table-cell>
          <table:table-cell table:style-name="Tabel2.D5" office:value-type="string">
            <text:p text:style-name="P39"><text:span text:style-name="T9">V</text:span><text:span text:style-name="T39">olg </text:span><text:span text:style-name="T40">de aanwijzingen op het scherm.</text:span></text:p>
          </table:table-cell>
        </table:table-row>
      </table:table>
      <text:p text:style-name="P11"/>
      <text:p text:style-name="P3"/>
      <text:p text:style-name="P59"><text:span text:style-name="T75">E</text:span><text:span text:style-name="T76">inde c</text:span><text:span text:style-name="T77">hecklist, </text:span><text:span text:style-name="T78">d</text:span><text:span text:style-name="T77">e</text:span><text:span text:style-name="T153"> installatie van </text:span><text:span text:style-name="T153"><text:user-field-get text:name="Distro">Debian</text:user-field-get></text:span><text:span text:style-name="T156"><text:s/></text:span><text:span text:style-name="T159">Server</text:span><text:span text:style-name="T157"> </text:span><text:span text:style-name="T153">is voltooid.</text:span></text:p>
      <text:p text:style-name="P20"/>
      <text:list text:style-name="L2">
        <text:list-header>
          <text:p text:style-name="P81"><text:span text:style-name="T196">Geschreven door </text:span><text:a xlink:type="simple" xlink:href="mailto:info@karelzimmer.nl?subject=Checklist%20installatie%20Linux" text:style-name="Internet_20_link" text:visited-style-name="Visited_20_Internet_20_Link"><text:span text:style-name="T197">Karel Zimmer</text:span></text:a><text:span text:style-name="T198">.</text:span></text:p>
          <text:p text:style-name="P82"><text:span text:style-name="T200">Licentie </text:span><text:span text:style-name="T198">C</text:span><text:span text:style-name="T199">C0</text:span><text:span text:style-name="T198"> 1.0 </text:span><text:span text:style-name="T19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5"><text:s/></text:span><text:span text:style-name="T19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5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07-21T11:34:02.359184869">21-07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3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4:02.243101739</dc:date>
    <meta:keyword>Installatie</meta:keyword>
    <meta:keyword>Checklist</meta:keyword>
    <meta:keyword>Linux</meta:keyword>
    <meta:editing-cycles>7053</meta:editing-cycles>
    <meta:editing-duration>P12DT14H57M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70" meta:character-count="2546" meta:non-whitespace-character-count="2215"/>
    <meta:user-defined meta:name="Info 1"/>
    <meta:user-defined meta:name="Info 2"/>
    <meta:user-defined meta:name="Info 3"/>
    <meta:user-defined meta:name="Info 4"/>
  </office:meta>
</office:document-meta>
</file>